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able:cell-range-source table:name="CSV_all" xlink:type="simple" xlink:href="../nys_icu.csv" table:filter-name="Text - txt - csv (StarCalc)" table:filter-options="9/59/44,34,76,1,,0,false,false,true,false,false" table:last-column-spanned="6" table:last-row-spanned="6" table:refresh-delay="PT00H01M00S"/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pulation_20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Unspecialized</text:p>
          </table:table-cell>
          <table:table-cell table:style-name="Default" office:value-type="string" calcext:value-type="string">
            <text:p>CASE PERCAP</text:p>
          </table:table-cell>
          <table:table-cell table:style-name="Default" office:value-type="string" calcext:value-type="string">
            <text:p>ICU PERCAP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float" office:value="1585873" calcext:value-type="float">
            <text:p>15858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([.D2]/[.C2])" office:value-type="float" office:value="0.00000252227006828416" calcext:value-type="float">
            <text:p>00.00000252</text:p>
          </table:table-cell>
          <table:table-cell table:formula="of:=([.F2]/[.C2])" office:value-type="float" office:value="0.000411760588647389" calcext:value-type="float">
            <text:p>00.00041176</text:p>
          </table:table-cell>
        </table:table-row>
        <table:table-row table:style-name="ro1">
          <table:table-cell office:value-type="string" calcext:value-type="string">
            <text:p>Westchester</text:p>
          </table:table-cell>
          <table:table-cell office:value-type="string" calcext:value-type="string">
            <text:p>New York</text:p>
          </table:table-cell>
          <table:table-cell office:value-type="float" office:value="949113" calcext:value-type="float">
            <text:p>9491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([.D3]/[.C3])" office:value-type="float" office:value="0.000034769305656966" calcext:value-type="float">
            <text:p>00.00003477</text:p>
          </table:table-cell>
          <table:table-cell table:formula="of:=([.F3]/[.C3])" office:value-type="float" office:value="0.000155935067794878" calcext:value-type="float">
            <text:p>00.00015594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New York</text:p>
          </table:table-cell>
          <table:table-cell office:value-type="float" office:value="2504700" calcext:value-type="float">
            <text:p>2504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([.D4]/[.C4])" office:value-type="float" office:value="0.000000399249411107119" calcext:value-type="float">
            <text:p>00.00000040</text:p>
          </table:table-cell>
          <table:table-cell table:formula="of:=([.F4]/[.C4])" office:value-type="float" office:value="0.000120174072743243" calcext:value-type="float">
            <text:p>00.00012017</text:p>
          </table:table-cell>
        </table:table-row>
        <table:table-row table:style-name="ro1">
          <table:table-cell office:value-type="string" calcext:value-type="string">
            <text:p>Nassau</text:p>
          </table:table-cell>
          <table:table-cell office:value-type="string" calcext:value-type="string">
            <text:p>New York</text:p>
          </table:table-cell>
          <table:table-cell office:value-type="float" office:value="1339532" calcext:value-type="float">
            <text:p>13395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formula="of:=([.D5]/[.C5])" office:value-type="float" office:value="0.00000298611753955859" calcext:value-type="float">
            <text:p>00.00000299</text:p>
          </table:table-cell>
          <table:table-cell table:formula="of:=([.F5]/[.C5])" office:value-type="float" office:value="0.000197830286995757" calcext:value-type="float">
            <text:p>00.00019783</text:p>
          </table:table-cell>
        </table:table-row>
        <table:table-row table:style-name="ro1">
          <table:table-cell office:value-type="string" calcext:value-type="string">
            <text:p>Rockland</text:p>
          </table:table-cell>
          <table:table-cell office:value-type="string" calcext:value-type="string">
            <text:p>New York</text:p>
          </table:table-cell>
          <table:table-cell office:value-type="float" office:value="311687" calcext:value-type="float">
            <text:p>3116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D6]/[.C6])" office:value-type="float" office:value="0.00000641669367025253" calcext:value-type="float">
            <text:p>00.00000642</text:p>
          </table:table-cell>
          <table:table-cell table:formula="of:=([.F6]/[.C6])" office:value-type="float" office:value="0.000112292139229419" calcext:value-type="float">
            <text:p>00.00011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6T17:10:28.843908028</meta:creation-date>
    <dc:date>2020-03-06T17:12:44.717963403</dc:date>
    <meta:editing-duration>PT2M16S</meta:editing-duration>
    <meta:editing-cycles>1</meta:editing-cycles>
    <meta:document-statistic meta:table-count="1" meta:cell-count="48" meta:object-count="0"/>
    <meta:generator>LibreOffice/6.4.1.2$MacOSX_X86_64 LibreOffice_project/4d224e95b98b138af42a64d84056446d09082932</meta:generator>
  </office:meta>
</office:document-meta>
</file>